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7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5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draw:stroke-dash="Ultrafine_20_Dashed" svg:stroke-color="#333333" draw:fill="solid" draw:fill-color="#b84747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solid" draw:stroke-dash="Ultrafine_20_Dashed" svg:stroke-color="#000000" draw:marker-end="Arrow" draw:marker-end-width="0.3cm" draw:fill="solid" draw:fill-color="#ff3366" draw:textarea-horizontal-align="center" draw:textarea-vertical-align="middle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000000" fo:font-size="14pt" style:font-size-asian="14pt" style:font-size-complex="14pt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color="#333333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text-properties fo:font-size="18pt"/>
    </style:style>
    <style:style style:name="P14" style:family="paragraph">
      <style:text-properties fo:color="#333333" fo:font-size="18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color="#000000" fo:font-size="13pt" style:font-size-asian="13pt" style:font-size-complex="13pt"/>
    </style:style>
    <style:style style:name="P17" style:family="paragraph">
      <style:paragraph-properties fo:text-align="center"/>
      <style:text-properties fo:font-size="13pt"/>
    </style:style>
    <style:style style:name="P18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9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20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P21" style:family="paragraph">
      <style:paragraph-properties fo:text-align="center"/>
      <style:text-properties fo:color="#000000" fo:font-family="Verdana" style:font-family-generic="swiss" style:font-pitch="variable" fo:font-size="10pt" style:font-size-asian="13pt" style:font-size-complex="13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333333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Title</text:span></text:p>
          </draw:text-box>
        </draw:frame>
        <draw:frame draw:name="Content Placeholder 8" presentation:style-name="pr2" draw:text-style-name="P2" draw:layer="layout" svg:width="14.82cm" svg:height="12.602cm" svg:x="1.266cm" svg:y="3.832cm" presentation:class="outline" presentation:user-transformed="true">
          <draw:text-box>
            <text:p text:style-name="P3"><text:span text:style-name="T2">TEXT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6" draw:layer="layout" svg:width="6.35cm" svg:height="1.27cm" svg:x="9.525cm" svg:y="3.175cm">
          <text:p text:style-name="P6"><text:span text:style-name="T4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2" draw:id="id2" draw:layer="layout" svg:width="6.35cm" svg:height="1.27cm" svg:x="9.525cm" svg:y="3.175cm">
          <text:p text:style-name="P6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1" draw:id="id1" draw:layer="layout" svg:width="5.08cm" svg:height="1.27cm" svg:x="3.81cm" svg:y="5.715cm">
          <text:p text:style-name="P6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3" draw:id="id3" draw:layer="layout" svg:width="5.08cm" svg:height="1.27cm" svg:x="16.51cm" svg:y="5.715cm">
          <text:p text:style-name="P6"><text:span text:style-name="T6">Core (Stewar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6" draw:text-style-name="P6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854cm" svg:height="0.962cm" svg:x="3.175cm" svg:y="15.548cm">
          <draw:text-box>
            <text:p><text:span text:style-name="T7">Windows Client</text:span></text:p>
          </draw:text-box>
        </draw:frame>
        <draw:frame draw:style-name="gr8" draw:text-style-name="P10" draw:layer="layout" svg:width="3.804cm" svg:height="0.962cm" svg:x="17.145cm" svg:y="15.548cm">
          <draw:text-box>
            <text:p><text:span text:style-name="T7">Linux 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5" draw:id="id5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4" draw:id="id4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6" draw:id="id6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6" draw:text-style-name="P6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8" draw:id="id8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7" draw:id="id7" draw:layer="layout" svg:width="5.08cm" svg:height="1.27cm" svg:x="3.81cm" svg:y="8.255cm">
          <text:p text:style-name="P6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10" draw:id="id10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9" draw:id="id9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11" draw:id="id11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6" draw:text-style-name="P6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13" draw:id="id13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12" draw:id="id12" draw:layer="layout" svg:width="5.08cm" svg:height="1.27cm" svg:x="3.81cm" svg:y="8.255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3" draw:text-style-name="P8" xml:id="id14" draw:id="id14" draw:layer="layout" svg:width="1.27cm" svg:height="1.27cm" svg:x="15.146cm" svg:y="10.912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7" draw:id="id17" draw:layer="layout" svg:width="1.27cm" svg:height="1.27cm" svg:x="17.168cm" svg:y="12.253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6" draw:id="id16" draw:layer="layout" svg:width="1.27cm" svg:height="1.27cm" svg:x="19.567cm" svg:y="12.206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5" draw:id="id15" draw:layer="layout" svg:width="1.247cm" svg:height="1.27cm" svg:x="21.52cm" svg:y="11.053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4" draw:text-style-name="P6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4" draw:text-style-name="P6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4" draw:text-style-name="P6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5" draw:text-style-name="P8" xml:id="id18" draw:id="id18" draw:layer="layout" svg:width="1.27cm" svg:height="1.27cm" svg:x="2.494cm" svg:y="10.748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19" draw:id="id19" draw:layer="layout" svg:width="1.27cm" svg:height="1.27cm" svg:x="4.516cm" svg:y="12.089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0" draw:id="id20" draw:layer="layout" svg:width="1.27cm" svg:height="1.27cm" svg:x="6.915cm" svg:y="12.042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1" draw:id="id21" draw:layer="layout" svg:width="1.247cm" svg:height="1.27cm" svg:x="8.868cm" svg:y="10.889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4" draw:text-style-name="P6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4" draw:text-style-name="P6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4" draw:text-style-name="P6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6" draw:text-style-name="P18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23" draw:id="id23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22" draw:id="id22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24" draw:id="id24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6" draw:text-style-name="P6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26" draw:id="id26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25" draw:id="id25" draw:layer="layout" svg:width="5.08cm" svg:height="1.27cm" svg:x="3.81cm" svg:y="8.255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3" draw:text-style-name="P8" xml:id="id27" draw:id="id27" draw:layer="layout" svg:width="1.27cm" svg:height="1.27cm" svg:x="15.146cm" svg:y="10.91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0" draw:id="id30" draw:layer="layout" svg:width="1.27cm" svg:height="1.27cm" svg:x="17.168cm" svg:y="12.2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9" draw:id="id29" draw:layer="layout" svg:width="1.27cm" svg:height="1.27cm" svg:x="19.567cm" svg:y="12.206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8" draw:id="id28" draw:layer="layout" svg:width="1.247cm" svg:height="1.27cm" svg:x="21.52cm" svg:y="11.0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4" draw:text-style-name="P6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4" draw:text-style-name="P6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4" draw:text-style-name="P6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5" draw:text-style-name="P8" xml:id="id31" draw:id="id31" draw:layer="layout" svg:width="1.27cm" svg:height="1.27cm" svg:x="2.494cm" svg:y="10.748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2" draw:id="id32" draw:layer="layout" svg:width="1.27cm" svg:height="1.27cm" svg:x="4.516cm" svg:y="12.0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3" draw:id="id33" draw:layer="layout" svg:width="1.27cm" svg:height="1.27cm" svg:x="6.915cm" svg:y="12.04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4" draw:id="id34" draw:layer="layout" svg:width="1.247cm" svg:height="1.27cm" svg:x="8.868cm" svg:y="10.8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4" draw:text-style-name="P6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4" draw:text-style-name="P6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4" draw:text-style-name="P6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8" draw:text-style-name="P19" draw:layer="layout" svg:width="2.344cm" svg:height="1.097cm" svg:x="2.47cm" svg:y="6.116cm">
          <draw:text-box>
            <text:p text:style-name="P19"><text:span text:style-name="T10">C#/</text:span></text:p>
            <text:p text:style-name="P19"><text:span text:style-name="T10">.NET</text:span></text:p>
          </draw:text-box>
        </draw:frame>
        <draw:frame draw:style-name="gr19" draw:text-style-name="P20" draw:layer="layout" svg:width="2.411cm" svg:height="1.097cm" svg:x="1.646cm" svg:y="9.478cm">
          <draw:text-box>
            <text:p text:style-name="P18"><text:span text:style-name="T10">C#/NET,</text:span></text:p>
            <text:p text:style-name="P18"><text:span text:style-name="T10">BATCH, VB</text:span></text:p>
          </draw:text-box>
        </draw:frame>
        <draw:frame draw:style-name="gr20" draw:text-style-name="P18" draw:layer="layout" svg:width="2.297cm" svg:height="1.591cm" svg:x="21.707cm" svg:y="9.337cm">
          <draw:text-box>
            <text:p text:style-name="P18"><text:span text:style-name="T10">Bash/Ash,</text:span></text:p>
            <text:p text:style-name="P18"><text:span text:style-name="T10">Sed/Awk,</text:span></text:p>
            <text:p text:style-name="P18"><text:span text:style-name="T10">Python</text:span></text:p>
          </draw:text-box>
        </draw:frame>
        <draw:frame draw:style-name="gr21" draw:text-style-name="P20" draw:layer="layout" svg:width="1.323cm" svg:height="1.097cm" svg:x="15.146cm" svg:y="5.904cm">
          <draw:text-box>
            <text:p text:style-name="P18"><text:span text:style-name="T10">C/</text:span></text:p>
            <text:p text:style-name="P18"><text:span text:style-name="T10">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office:forms form:automatic-focus="false" form:apply-design-mode="false"/>
        <draw:custom-shape draw:style-name="gr22" draw:text-style-name="P18" draw:layer="layout" svg:width="20.861cm" svg:height="2.564cm" svg:x="2.258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36" draw:id="id36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35" draw:id="id35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37" draw:id="id37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35" draw:start-glue-point="0" draw:end-shape="id36" svg:d="m6350 5715 3175-1905">
          <text:p/>
        </draw:connector>
        <draw:connector draw:style-name="gr6" draw:text-style-name="P6" draw:layer="layout" draw:type="line" svg:x1="19.05cm" svg:y1="5.715cm" svg:x2="15.875cm" svg:y2="3.81cm" draw:start-shape="id37" draw:start-glue-point="0" draw:end-shape="id36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39" draw:id="id39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38" draw:id="id38" draw:layer="layout" svg:width="5.08cm" svg:height="1.27cm" svg:x="3.81cm" svg:y="8.255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35" draw:start-glue-point="2" draw:end-shape="id38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37" draw:start-glue-point="2" draw:end-shape="id39" draw:end-glue-point="0" svg:d="m19050 6985v1270">
          <text:p/>
        </draw:connector>
        <draw:custom-shape draw:style-name="gr13" draw:text-style-name="P8" xml:id="id40" draw:id="id40" draw:layer="layout" svg:width="1.27cm" svg:height="1.27cm" svg:x="15.146cm" svg:y="10.91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43" draw:id="id43" draw:layer="layout" svg:width="1.27cm" svg:height="1.27cm" svg:x="17.168cm" svg:y="12.2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42" draw:id="id42" draw:layer="layout" svg:width="1.27cm" svg:height="1.27cm" svg:x="19.567cm" svg:y="12.206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41" draw:id="id41" draw:layer="layout" svg:width="1.247cm" svg:height="1.27cm" svg:x="21.52cm" svg:y="11.0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9.525cm" svg:x2="16.416cm" svg:y2="11.547cm" draw:start-shape="id39" draw:end-shape="id40" draw:end-glue-point="1" svg:d="m19050 9525v705l-1929 1317h-705">
          <text:p/>
        </draw:connector>
        <draw:connector draw:style-name="gr14" draw:text-style-name="P6" draw:layer="layout" draw:type="lines" svg:x1="21.52cm" svg:y1="11.688cm" svg:x2="19.05cm" svg:y2="9.525cm" draw:start-shape="id41" draw:start-glue-point="3" draw:end-shape="id39" draw:end-glue-point="2" svg:d="m21520 11688h-502l-1968-1458v-705">
          <text:p/>
        </draw:connector>
        <draw:connector draw:style-name="gr14" draw:text-style-name="P6" draw:layer="layout" draw:type="lines" svg:x1="20.202cm" svg:y1="12.206cm" svg:x2="19.05cm" svg:y2="9.525cm" draw:start-shape="id42" draw:start-glue-point="0" draw:end-shape="id39" draw:end-glue-point="2" svg:d="m20202 12206v-501l-1152-1475v-705">
          <text:p/>
        </draw:connector>
        <draw:connector draw:style-name="gr14" draw:text-style-name="P6" draw:layer="layout" draw:type="lines" svg:x1="17.803cm" svg:y1="12.253cm" svg:x2="19.05cm" svg:y2="9.525cm" draw:start-shape="id43" draw:start-glue-point="0" draw:end-shape="id39" draw:end-glue-point="2" svg:d="m17803 12253v-501l1247-1522v-705">
          <text:p/>
        </draw:connector>
        <draw:custom-shape draw:style-name="gr15" draw:text-style-name="P8" xml:id="id44" draw:id="id44" draw:layer="layout" svg:width="1.27cm" svg:height="1.27cm" svg:x="2.494cm" svg:y="10.748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45" draw:id="id45" draw:layer="layout" svg:width="1.27cm" svg:height="1.27cm" svg:x="4.516cm" svg:y="12.0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46" draw:id="id46" draw:layer="layout" svg:width="1.27cm" svg:height="1.27cm" svg:x="6.915cm" svg:y="12.04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47" draw:id="id47" draw:layer="layout" svg:width="1.247cm" svg:height="1.27cm" svg:x="8.868cm" svg:y="10.8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1.383cm" svg:x2="6.35cm" svg:y2="9.525cm" draw:start-shape="id44" draw:start-glue-point="1" draw:end-shape="id38" draw:end-glue-point="2" svg:d="m3764 11383h705l1881-1153v-705">
          <text:p/>
        </draw:connector>
        <draw:connector draw:style-name="gr14" draw:text-style-name="P6" draw:layer="layout" draw:type="lines" svg:x1="5.151cm" svg:y1="12.089cm" svg:x2="6.35cm" svg:y2="9.525cm" draw:start-shape="id45" draw:start-glue-point="0" draw:end-shape="id38" draw:end-glue-point="2" svg:d="m5151 12089v-501l1199-1358v-705">
          <text:p/>
        </draw:connector>
        <draw:connector draw:style-name="gr14" draw:text-style-name="P6" draw:layer="layout" draw:type="lines" svg:x1="7.55cm" svg:y1="12.042cm" svg:x2="6.35cm" svg:y2="9.525cm" draw:start-shape="id46" draw:start-glue-point="0" draw:end-shape="id38" draw:end-glue-point="2" svg:d="m7550 12042v-501l-1200-1311v-705">
          <text:p/>
        </draw:connector>
        <draw:connector draw:style-name="gr14" draw:text-style-name="P6" draw:layer="layout" draw:type="lines" svg:x1="8.868cm" svg:y1="11.524cm" svg:x2="6.35cm" svg:y2="9.525cm" draw:start-shape="id47" draw:start-glue-point="3" draw:end-shape="id38" draw:end-glue-point="2" svg:d="m8868 11524h-502l-2016-1294v-705">
          <text:p/>
        </draw:connector>
        <draw:frame draw:style-name="gr18" draw:text-style-name="P19" draw:layer="layout" svg:width="2.344cm" svg:height="1.097cm" svg:x="2.47cm" svg:y="6.116cm">
          <draw:text-box>
            <text:p text:style-name="P19"><text:span text:style-name="T10">C#/</text:span></text:p>
            <text:p text:style-name="P19"><text:span text:style-name="T10">.NET</text:span></text:p>
          </draw:text-box>
        </draw:frame>
        <draw:frame draw:style-name="gr19" draw:text-style-name="P21" draw:layer="layout" svg:width="2.411cm" svg:height="1.097cm" svg:x="1.646cm" svg:y="9.478cm">
          <draw:text-box>
            <text:p text:style-name="P21"><text:span text:style-name="T10">C#/NET,</text:span></text:p>
            <text:p text:style-name="P21"><text:span text:style-name="T10">BATCH, VB</text:span></text:p>
          </draw:text-box>
        </draw:frame>
        <draw:frame draw:style-name="gr20" draw:text-style-name="P18" draw:layer="layout" svg:width="2.297cm" svg:height="1.591cm" svg:x="21.707cm" svg:y="9.337cm">
          <draw:text-box>
            <text:p text:style-name="P18"><text:span text:style-name="T10">Bash/Ash,</text:span></text:p>
            <text:p text:style-name="P18"><text:span text:style-name="T10">Sed/Awk,</text:span></text:p>
            <text:p text:style-name="P18"><text:span text:style-name="T10">Python</text:span></text:p>
          </draw:text-box>
        </draw:frame>
        <draw:frame draw:style-name="gr21" draw:text-style-name="P21" draw:layer="layout" svg:width="1.323cm" svg:height="1.097cm" svg:x="15.146cm" svg:y="5.904cm">
          <draw:text-box>
            <text:p text:style-name="P21"><text:span text:style-name="T10">C/</text:span></text:p>
            <text:p text:style-name="P21"><text:span text:style-name="T10">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office:forms form:automatic-focus="false" form:apply-design-mode="false"/>
        <draw:custom-shape draw:style-name="gr17" draw:text-style-name="P18" draw:layer="layout" svg:width="9.453cm" svg:height="6.02cm" svg:x="14.396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.718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/text:p>
          </draw:text-box>
        </draw:frame>
        <draw:custom-shape draw:style-name="gr2" draw:text-style-name="P7" xml:id="id49" draw:id="id49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5" draw:text-style-name="P8" xml:id="id48" draw:id="id48" draw:layer="layout" svg:width="5.08cm" svg:height="1.27cm" svg:x="10.137cm" svg:y="5.503cm">
          <text:p text:style-name="P11"><text:span text:style-name="T6">Core</text:span></text:p>
          <text:p text:style-name="P11"><text:span text:style-name="T11">(Platform Agnost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2.677cm" svg:y1="5.503cm" svg:x2="12.7cm" svg:y2="4.445cm" draw:start-shape="id48" draw:start-glue-point="0" draw:end-shape="id49" svg:d="m12677 5503 23-1058">
          <text:p/>
        </draw:connector>
        <draw:custom-shape draw:style-name="gr7" draw:text-style-name="P6" draw:layer="layout" svg:width="10.16cm" svg:height="8.89cm" svg:x="1.27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8.842cm" svg:x="13.97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6.183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6.183cm">
          <draw:text-box>
            <text:p text:style-name="P13"><text:span text:style-name="T7">Linux Client</text:span></text:p>
          </draw:text-box>
        </draw:frame>
        <draw:custom-shape draw:style-name="gr10" draw:text-style-name="P16" xml:id="id51" draw:id="id51" draw:layer="layout" svg:width="5.08cm" svg:height="1.27cm" svg:x="16.51cm" svg:y="8.89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50" draw:id="id50" draw:layer="layout" svg:width="5.08cm" svg:height="1.27cm" svg:x="3.81cm" svg:y="8.89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12.677cm" svg:y1="6.773cm" svg:x2="6.35cm" svg:y2="8.89cm" draw:start-shape="id48" draw:start-glue-point="2" draw:end-shape="id50" draw:end-glue-point="0" svg:d="m12677 6773-6327 2117">
          <text:p/>
        </draw:connector>
        <draw:custom-shape draw:style-name="gr13" draw:text-style-name="P8" xml:id="id52" draw:id="id52" draw:layer="layout" svg:width="1.27cm" svg:height="1.27cm" svg:x="15.146cm" svg:y="11.547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5" draw:id="id55" draw:layer="layout" svg:width="1.27cm" svg:height="1.27cm" svg:x="17.168cm" svg:y="12.888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4" draw:id="id54" draw:layer="layout" svg:width="1.27cm" svg:height="1.27cm" svg:x="19.567cm" svg:y="12.841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3" draw:id="id53" draw:layer="layout" svg:width="1.247cm" svg:height="1.27cm" svg:x="21.52cm" svg:y="11.688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10.16cm" svg:x2="16.416cm" svg:y2="12.182cm" draw:start-shape="id51" draw:end-shape="id52" draw:end-glue-point="1" svg:d="m19050 10160v705l-1929 1317h-705">
          <text:p/>
        </draw:connector>
        <draw:connector draw:style-name="gr14" draw:text-style-name="P6" draw:layer="layout" draw:type="lines" svg:x1="21.52cm" svg:y1="12.323cm" svg:x2="19.05cm" svg:y2="10.16cm" draw:start-shape="id53" draw:start-glue-point="3" draw:end-shape="id51" draw:end-glue-point="2" svg:d="m21520 12323h-502l-1968-1458v-705">
          <text:p/>
        </draw:connector>
        <draw:connector draw:style-name="gr14" draw:text-style-name="P6" draw:layer="layout" draw:type="lines" svg:x1="20.202cm" svg:y1="12.841cm" svg:x2="19.05cm" svg:y2="10.16cm" draw:start-shape="id54" draw:start-glue-point="0" draw:end-shape="id51" draw:end-glue-point="2" svg:d="m20202 12841v-501l-1152-1475v-705">
          <text:p/>
        </draw:connector>
        <draw:connector draw:style-name="gr14" draw:text-style-name="P6" draw:layer="layout" draw:type="lines" svg:x1="17.803cm" svg:y1="12.888cm" svg:x2="19.05cm" svg:y2="10.16cm" draw:start-shape="id55" draw:start-glue-point="0" draw:end-shape="id51" draw:end-glue-point="2" svg:d="m17803 12888v-501l1247-1522v-705">
          <text:p/>
        </draw:connector>
        <draw:custom-shape draw:style-name="gr15" draw:text-style-name="P8" xml:id="id56" draw:id="id56" draw:layer="layout" svg:width="1.27cm" svg:height="1.27cm" svg:x="2.494cm" svg:y="11.38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57" draw:id="id57" draw:layer="layout" svg:width="1.27cm" svg:height="1.27cm" svg:x="4.516cm" svg:y="12.724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58" draw:id="id58" draw:layer="layout" svg:width="1.27cm" svg:height="1.27cm" svg:x="6.915cm" svg:y="12.677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59" draw:id="id59" draw:layer="layout" svg:width="1.247cm" svg:height="1.27cm" svg:x="8.868cm" svg:y="11.524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2.018cm" svg:x2="6.35cm" svg:y2="10.16cm" draw:start-shape="id56" draw:start-glue-point="1" draw:end-shape="id50" draw:end-glue-point="2" svg:d="m3764 12018h705l1881-1153v-705">
          <text:p/>
        </draw:connector>
        <draw:connector draw:style-name="gr14" draw:text-style-name="P6" draw:layer="layout" draw:type="lines" svg:x1="5.151cm" svg:y1="12.724cm" svg:x2="6.35cm" svg:y2="10.16cm" draw:start-shape="id57" draw:start-glue-point="0" draw:end-shape="id50" draw:end-glue-point="2" svg:d="m5151 12724v-501l1199-1358v-705">
          <text:p/>
        </draw:connector>
        <draw:connector draw:style-name="gr14" draw:text-style-name="P6" draw:layer="layout" draw:type="lines" svg:x1="7.55cm" svg:y1="12.677cm" svg:x2="6.35cm" svg:y2="10.16cm" draw:start-shape="id58" draw:start-glue-point="0" draw:end-shape="id50" draw:end-glue-point="2" svg:d="m7550 12677v-501l-1200-1311v-705">
          <text:p/>
        </draw:connector>
        <draw:connector draw:style-name="gr14" draw:text-style-name="P6" draw:layer="layout" draw:type="lines" svg:x1="8.868cm" svg:y1="12.159cm" svg:x2="6.35cm" svg:y2="10.16cm" draw:start-shape="id59" draw:start-glue-point="3" draw:end-shape="id50" draw:end-glue-point="2" svg:d="m8868 12159h-502l-2016-1294v-705">
          <text:p/>
        </draw:connector>
        <draw:frame draw:style-name="gr19" draw:text-style-name="P21" draw:layer="layout" svg:width="2.411cm" svg:height="1.097cm" svg:x="1.646cm" svg:y="10.113cm">
          <draw:text-box>
            <text:p text:style-name="P21"><text:span text:style-name="T10">C#/NET,</text:span></text:p>
            <text:p text:style-name="P21"><text:span text:style-name="T10">BATCH, VB</text:span></text:p>
          </draw:text-box>
        </draw:frame>
        <draw:frame draw:style-name="gr20" draw:text-style-name="P18" draw:layer="layout" svg:width="2.297cm" svg:height="1.591cm" svg:x="21.707cm" svg:y="9.972cm">
          <draw:text-box>
            <text:p text:style-name="P18"><text:span text:style-name="T10">Bash/Ash,</text:span></text:p>
            <text:p text:style-name="P18"><text:span text:style-name="T10">Sed/Awk,</text:span></text:p>
            <text:p text:style-name="P18"><text:span text:style-name="T10">Python</text:span></text:p>
          </draw:text-box>
        </draw:frame>
        <draw:connector draw:style-name="gr23" draw:text-style-name="P18" draw:layer="layout" draw:type="line" svg:x1="12.677cm" svg:y1="6.773cm" svg:x2="19.05cm" svg:y2="8.89cm" draw:start-shape="id48" draw:start-glue-point="2" draw:end-shape="id51" draw:end-glue-point="0" svg:d="m12677 6773 6373 2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2T16:45:04</dc:date>
    <meta:generator>LibreOffice/3.3$Unix LibreOffice_project/330m19$Build-202</meta:generator>
    <meta:editing-duration>PT2H49M51S</meta:editing-duration>
    <meta:editing-cycles>21</meta:editing-cycles>
    <meta:document-statistic meta:object-count="264"/>
  </office:meta>
</office:document-meta>
</file>